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2" svg:font-family="Arial, Helv, sans-serif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Verdana" fo:language="en" fo:country="GB" style:language-asian="zxx" style:country-asian="none" style:language-complex="zxx" style:country-complex="none"/>
    </style:style>
    <style:style style:name="P2" style:family="paragraph" style:parent-style-name="Standard">
      <style:text-properties style:font-name="Verdana" fo:language="en" fo:country="GB" fo:font-weight="bold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Verdana" fo:font-size="18pt" fo:language="en" fo:country="GB" fo:font-weight="bold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Verdana" fo:font-size="16pt" fo:language="en" fo:country="GB" fo:font-weight="bold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Verdana" fo:font-size="14pt" fo:language="en" fo:country="GB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6" style:family="paragraph" style:parent-style-name="Standard">
      <style:text-properties style:font-name="Verdana" fo:language="en" fo:country="GB" style:language-asian="zxx" style:country-asian="none" style:language-complex="zxx" style:country-complex="none"/>
    </style:style>
    <style:style style:name="P7" style:family="paragraph" style:parent-style-name="Standard" style:list-style-name="L1">
      <style:text-properties style:font-name="Verdana" fo:language="en" fo:country="GB" style:language-asian="zxx" style:country-asian="none" style:language-complex="zxx" style:country-complex="none"/>
    </style:style>
    <style:style style:name="P8" style:family="paragraph" style:parent-style-name="Standard" style:list-style-name="L2">
      <style:text-properties style:font-name="Verdana" fo:language="en" fo:country="GB" style:language-asian="zxx" style:country-asian="none" style:language-complex="zxx" style:country-complex="none"/>
    </style:style>
    <style:style style:name="P9" style:family="paragraph" style:parent-style-name="Standard" style:list-style-name="L3">
      <style:text-properties style:font-name="Verdana" fo:language="en" fo:country="GB" style:language-asian="zxx" style:country-asian="none" style:language-complex="zxx" style:country-complex="none"/>
    </style:style>
    <style:style style:name="P10" style:family="paragraph" style:parent-style-name="Standard" style:list-style-name="L4"/>
    <style:style style:name="P11" style:family="paragraph" style:parent-style-name="Standard" style:list-style-name="L5"/>
    <style:style style:name="P12" style:family="paragraph" style:parent-style-name="Standard" style:list-style-name="L6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0000" style:font-name="Arial1" fo:font-size="9.75pt" fo:letter-spacing="normal" fo:font-style="normal" fo:font-weight="normal"/>
    </style:style>
    <style:style style:name="T3" style:family="text">
      <style:text-properties fo:font-variant="normal" fo:text-transform="none" fo:color="#000000" style:font-name="Arial1" fo:font-size="9.75pt" fo:letter-spacing="normal" fo:language="en" fo:country="GB" fo:font-style="normal" fo:font-weight="normal" style:language-asian="zxx" style:country-asian="none" style:language-complex="zxx" style:country-complex="none"/>
    </style:style>
    <style:style style:name="T4" style:family="text">
      <style:text-properties fo:font-variant="normal" fo:text-transform="none" fo:color="#000000" style:font-name="Arial2" fo:font-size="15.75pt" fo:letter-spacing="normal" fo:font-style="normal" fo:font-weight="bold"/>
    </style:style>
    <style:style style:name="T5" style:family="text">
      <style:text-properties style:font-name="Verdana" fo:language="en" fo:country="GB" style:language-asian="zxx" style:country-asian="none" style:language-complex="zxx" style:country-complex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World of Warcraft DBC, Map, Vmap, and Mmap Extractor</text:p>
      <text:p text:style-name="P1"/>
      <text:p text:style-name="P1"/>
      <text:p text:style-name="P1"/>
      <text:p text:style-name="P2">Objective:</text:p>
      <text:p text:style-name="P1">Make a separate file extractor for each type of file:</text:p>
      <text:list xml:id="list7146645600190327504" text:style-name="L1">
        <text:list-item>
          <text:p text:style-name="P7">dbc</text:p>
        </text:list-item>
        <text:list-item>
          <text:p text:style-name="P7">map</text:p>
        </text:list-item>
        <text:list-item>
          <text:p text:style-name="P7">vmap</text:p>
        </text:list-item>
        <text:list-item>
          <text:p text:style-name="P7">mmap</text:p>
        </text:list-item>
      </text:list>
      <text:p text:style-name="P1"/>
      <text:p text:style-name="P1"/>
      <text:p text:style-name="P2">Programming language:</text:p>
      <text:p text:style-name="P1">C++</text:p>
      <text:p text:style-name="P1"/>
      <text:p text:style-name="P2">Platforms:</text:p>
      <text:p text:style-name="P1">Linux</text:p>
      <text:p text:style-name="P1">MS Windows</text:p>
      <text:p text:style-name="P1"/>
      <text:p text:style-name="P2">IDE/Compilers:</text:p>
      <text:p text:style-name="P1">CMAKE</text:p>
      <text:p text:style-name="P1">Visual Studio</text:p>
      <text:p text:style-name="P1"/>
      <text:p text:style-name="P2">Libraries:</text:p>
      <text:p text:style-name="P1">StormLib</text:p>
      <text:p text:style-name="P1"/>
      <text:p text:style-name="P1"><text:a xlink:type="simple" xlink:href="http://www.zezula.net/en/mpq/stormlib.html">http://www.zezula.net/en/mpq/stormlib.html</text:a> </text:p>
      <text:p text:style-name="P1"/>
      <text:p text:style-name="P1"><text:a xlink:type="simple" xlink:href="https://www.getmangos.eu/archived-announcements/6848-switching-stormlib.html">https://www.getmangos.eu/archived-announcements/6848-switching-stormlib.html</text:a> </text:p>
      <text:p text:style-name="P1"/>
      <text:p text:style-name="P1"/>
      <text:p text:style-name="P1">CATA Resources</text:p>
      <text:p text:style-name="P1"/>
      <text:p text:style-name="P1"><text:a xlink:type="simple" xlink:href="https://github.com/billy1arm/serverCataNoDBC">https://github.com/billy1arm/serverCataNoDBC</text:a> </text:p>
      <text:p text:style-name="P1">includes ad.exe that extracts dbc files and maps files</text:p>
      <text:p text:style-name="P1"/>
      <text:p text:style-name="P2">Four / MoP</text:p>
      <text:p text:style-name="P1">this has a working extractor that uses Stormlib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4">DBC files</text:p>
      <text:p text:style-name="P1"/>
      <text:p text:style-name="P1"/>
      <text:p text:style-name="P1">These are a database files used in the WoW system.</text:p>
      <text:p text:style-name="P1"/>
      <text:p text:style-name="P1">These are held within MPQ files</text:p>
      <text:p text:style-name="P1"/>
      <text:p text:style-name="P1"/>
      <text:p text:style-name="P1"/>
      <text:p text:style-name="P1"><text:span text:style-name="T4">SFileGetFileInfo</text:span> </text:p>
      <text:p text:style-name="P1"/>
      <text:p text:style-name="P1"><text:span text:style-name="T2">SFileMpqNumberOfFiles</text:span> </text:p>
      <text:list xml:id="list1660708633204565174" text:style-name="L4">
        <text:list-item>
          <text:p text:style-name="P10"><text:span text:style-name="T3">Number of files in the archive.</text:span><text:span text:style-name="T5"> </text:span></text:p>
        </text:list-item>
      </text:list>
      <text:p text:style-name="P1"/>
      <text:p text:style-name="P1"><text:span text:style-name="T2">SFileInfoPatchChain</text:span> </text:p>
      <text:list xml:id="list4205169344411605565" text:style-name="L5">
        <text:list-item>
          <text:p text:style-name="P11"><text:span text:style-name="T3">Multi-string value of all patches that contain the opened file, beginning with base MPQ and containing full path names of each patch archive where the incremental patch file exists.</text:span><text:span text:style-name="T5"> </text:span></text:p>
        </text:list-item>
      </text:list>
      <text:p text:style-name="P1"/>
      <text:p text:style-name="P1"><text:span text:style-name="T2">SFileInfoFileIndex</text:span> </text:p>
      <text:list xml:id="list2853694297230514472" text:style-name="L6">
        <text:list-item>
          <text:p text:style-name="P12"><text:span text:style-name="T3">Index in the file table of the file.</text:span><text:span text:style-name="T5"> </text:span></text:p>
        </text:list-item>
      </text:list>
      <text:p text:style-name="P1"/>
      <text:p text:style-name="P1"><text:span text:style-name="T2">SFileMpqSectorSize</text:span> </text:p>
      <text:p text:style-name="P1"><text:span text:style-name="T2">Size of one file sector, in bytes.</text:span> </text:p>
      <text:p text:style-name="P1"/>
      <text:p text:style-name="P1"/>
      <text:p text:style-name="P1"/>
      <text:p text:style-name="P1"/>
      <text:p text:style-name="P5">MPQ files</text:p>
      <text:p text:style-name="P1"/>
      <text:p text:style-name="P1">Blizzard's zip archive type thing</text:p>
      <text:p text:style-name="P1"/>
      <text:p text:style-name="P1"/>
      <text:p text:style-name="P1">This does not cover patch MPQ files</text:p>
      <text:p text:style-name="P1"/>
      <text:p text:style-name="P1">more info on MPQ files</text:p>
      <text:p text:style-name="P1"><text:a xlink:type="simple" xlink:href="http://www.iamcal.com/world-of-mapcraft/">http://www.iamcal.com/world-of-mapcraft/</text:a> </text:p>
      <text:p text:style-name="P1"/>
      <text:p text:style-name="P1">To find a file (video, graphics, sound, etc.) you need to:</text:p>
      <text:list xml:id="list7960490784753951975" text:style-name="L2">
        <text:list-item>
          <text:p text:style-name="P8">Hash the name to find the <text:span text:style-name="T1">hash table</text:span> entry</text:p>
        </text:list-item>
        <text:list-item>
          <text:p text:style-name="P8">then the <text:span text:style-name="T1">block table</text:span> entry</text:p>
        </text:list-item>
        <text:list-item>
          <text:p text:style-name="P8">then the actual data</text:p>
        </text:list-item>
      </text:list>
      <text:p text:style-name="P1"/>
      <text:p text:style-name="P2">The List File</text:p>
      <text:list xml:id="list2533816982043224203" text:style-name="L3">
        <text:list-item>
          <text:p text:style-name="P9"><text:soft-page-break/>MPQ files contain this file</text:p>
        </text:list-item>
        <text:list-item>
          <text:p text:style-name="P9">It lists all the paths of the contained files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2" svg:font-family="Arial, Helv, sans-serif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5H40M38S</meta:editing-duration>
    <meta:editing-cycles>24</meta:editing-cycles>
    <meta:generator>OpenOffice/4.0.1$Win32 OpenOffice.org_project/401m5$Build-9714</meta:generator>
    <dc:date>2016-02-13T17:30:56.57</dc:date>
    <dc:creator>Chuckst </dc:creator>
    <meta:document-statistic meta:table-count="0" meta:image-count="0" meta:object-count="0" meta:page-count="3" meta:paragraph-count="48" meta:word-count="210" meta:character-count="1374"/>
    <meta:user-defined meta:name="Info 1"/>
    <meta:user-defined meta:name="Info 2"/>
    <meta:user-defined meta:name="Info 3"/>
    <meta:user-defined meta:name="Info 4"/>
  </office:meta>
</office:document-meta>
</file>